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keyword">return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name">gcc</text:span>
        <text:span text:style-name="rststyle-operator">-</text:span>
        <text:span text:style-name="rststyle-name">o</text:span>
        <text:span text:style-name="rststyle-name">hello</text:span>
        <text:span text:style-name="rststyle-name">hello</text:span>
        <text:span text:style-name="rststyle-punctuation">.</text:span>
        <text:span text:style-name="rststyle-name">c</text:span>
        <text:span text:style-name="rststyle-name">$</text:span>
        <text:span text:style-name="rststyle-name">install</text:span>
        <text:span text:style-name="rststyle-name">hello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name">make</text:span>
        <text:span text:style-name="rststyle-name">$</text:span>
        <text:span text:style-name="rststyle-name">make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name">
          <text:span text:style-name="rststyle-function"/>
        </text:span>
        <text:span text:style-name="rststyle-comment"># Makefile dosyası
</text:span>
        <text:span text:style-name="rststyle-name">
          <text:span text:style-name="rststyle-function"/>
        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
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2-03T13:36:51</meta:creation-date>
    <dc:creator>a</dc:creator>
    <dc:date>2022-02-03T13:36:51</dc:date>
    <dc:language>en-US</dc:language>
    <meta:editing-cycles>1</meta:editing-cycles>
    <meta:editing-duration>PT00M01S</meta:editing-duration>
    <dc:title>makefile dersi</dc:title>
  </office:meta>
</office:document-meta>
</file>